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left" draw:textarea-vertical-align="top" draw:auto-grow-height="fals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6.6cm" svg:x="16.8cm" svg:y="0.6cm">
          <text:p text:style-name="P1"><text:span text:style-name="T1">Process Workspac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3.9cm" svg:x2="8.5cm" svg:y2="3.9cm">
          <text:p/>
        </draw:line>
        <draw:custom-shape draw:style-name="gr3" draw:text-style-name="P2" draw:layer="layout" svg:width="4.7cm" svg:height="4.2cm" svg:x="0.6cm" svg:y="1.5cm">
          <text:p text:style-name="P2">Resourc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7cm" svg:height="4.2cm" svg:x="17.302cm" svg:y="2.702cm">
          <text:p text:style-name="P2">Temporar<text:line-break/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13.65cm" svg:y1="3.9cm" svg:x2="16.55cm" svg:y2="3.9cm">
          <text:p/>
        </draw:line>
        <draw:line draw:style-name="gr2" draw:text-style-name="P2" draw:layer="layout" svg:x1="26.1cm" svg:y1="3.9cm" svg:x2="29cm" svg:y2="3.9cm">
          <text:p/>
        </draw:line>
        <draw:custom-shape draw:style-name="gr3" draw:text-style-name="P2" draw:layer="layout" svg:width="4.7cm" svg:height="4.2cm" svg:x="8.702cm" svg:y="1.702cm">
          <text:p text:style-name="P2">Cach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4.7cm" svg:height="4.2cm" svg:x="29.402cm" svg:y="1.702cm">
          <text:p text:style-name="P2">Outpu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layer="layout" svg:width="2.623cm" svg:height="1.673cm" svg:x="5.5cm" svg:y="4.1cm">
          <draw:text-box>
            <text:p>Fetch / </text:p>
            <text:p>Lin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19T18:17:25.067748814</dc:date>
    <meta:editing-duration>PT1H13M12S</meta:editing-duration>
    <meta:editing-cycles>8</meta:editing-cycles>
    <meta:generator>LibreOffice/4.2.8.2$Linux_X86_64 LibreOffice_project/420m0$Build-2</meta:generator>
    <meta:document-statistic meta:object-count="9"/>
  </office:meta>
</office:document-meta>
</file>